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11AF0A4B8EC.png" manifest:media-type="image/png"/>
  <manifest:file-entry manifest:full-path="Pictures/100050700000754C00001D2453880805.svg" manifest:media-type="image/svg+xml"/>
  <manifest:file-entry manifest:full-path="Pictures/10000E4D0000428300003A985F5AFC6E.svg" manifest:media-type="image/svg+xml"/>
  <manifest:file-entry manifest:full-path="Pictures/1000000100000132000003470314AE38.png" manifest:media-type="image/png"/>
  <manifest:file-entry manifest:full-path="Pictures/10000CF700001F9D000056BF8A10B6C9.svg" manifest:media-type="image/svg+xml"/>
  <manifest:file-entry manifest:full-path="Pictures/100000010000028400000237170EA5C9.png" manifest:media-type="image/png"/>
  <manifest:file-entry manifest:full-path="Pictures/10000001000003AE00000213489A9387.png" manifest:media-type="image/png"/>
  <manifest:file-entry manifest:full-path="Pictures/1000EA470000A70000005E205D6C94E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465cm" fo:min-width="2.9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398cm" svg:height="18.824cm" draw:transform="rotate (1.0471975511966) translate (-1.5cm 30.088cm)">
          <draw:image xlink:href="Pictures/1000EA470000A70000005E205D6C94EA.svg" xlink:type="simple" xlink:show="embed" xlink:actuate="onLoad" draw:mime-type="image/svg+xml">
            <text:p/>
          </draw:image>
          <draw:image xlink:href="Pictures/10000001000003AE00000213489A9387.png" xlink:type="simple" xlink:show="embed" xlink:actuate="onLoad" draw:mime-type="image/png"/>
        </draw:frame>
        <draw:custom-shape draw:name="Simple" draw:style-name="gr2" draw:text-style-name="P3" draw:layer="layout" svg:width="3.523cm" svg:height="0.75cm" svg:x="20.727cm" svg:y="39cm">
          <text:p text:style-name="P2"><text:span text:style-name="T1">Le Grand Jeu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8cm" svg:height="0.75cm" svg:x="21cm" svg:y="40cm">
          <draw:text-box>
            <text:p text:style-name="P4">For rules: legrandjeu.net – (c)</text:p>
          </draw:text-box>
        </draw:frame>
      </draw:page>
      <draw:page draw:name="page2" draw:style-name="dp1" draw:master-page-name="Default">
        <draw:frame draw:style-name="gr1" draw:text-style-name="P1" draw:layer="layout" svg:width="8.092cm" svg:height="22.206cm" svg:x="1.408cm" svg:y="2.75cm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svg:x="10cm" svg:y="2.75cm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svg:x="18.658cm" svg:y="2.75cm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17.026cm" svg:height="14.999cm" svg:x="6.224cm" svg:y="25.5cm">
          <draw:image xlink:href="Pictures/10000E4D0000428300003A985F5AFC6E.svg" xlink:type="simple" xlink:show="embed" xlink:actuate="onLoad" draw:mime-type="image/svg+xml">
            <text:p/>
          </draw:image>
          <draw:image xlink:href="Pictures/100000010000028400000237170EA5C9.png" xlink:type="simple" xlink:show="embed" xlink:actuate="onLoad" draw:mime-type="image/png"/>
        </draw:frame>
        <draw:frame draw:style-name="gr3" draw:text-style-name="P5" draw:layer="layout" svg:width="18cm" svg:height="0.75cm" svg:x="21cm" svg:y="40cm">
          <draw:text-box>
            <text:p text:style-name="P4">For rules: legrandjeu.net – (c)</text:p>
          </draw:text-box>
        </draw:frame>
      </draw:page>
      <draw:page draw:name="page3" draw:style-name="dp1" draw:master-page-name="Default">
        <draw:frame draw:style-name="gr1" draw:text-style-name="P1" draw:layer="layout" svg:width="23.7cm" svg:height="5.888cm" svg:x="3cm" svg:y="2.112cm">
          <draw:image xlink:href="Pictures/100050700000754C00001D2453880805.svg" xlink:type="simple" xlink:show="embed" xlink:actuate="onLoad" draw:mime-type="image/svg+xml">
            <text:p/>
          </draw:image>
          <draw:image xlink:href="Pictures/100000010000046F0000011AF0A4B8EC.png" xlink:type="simple" xlink:show="embed" xlink:actuate="onLoad" draw:mime-type="image/png"/>
        </draw:frame>
        <draw:frame draw:style-name="gr1" draw:text-style-name="P1" draw:layer="layout" svg:width="23.7cm" svg:height="5.888cm" svg:x="3.15cm" svg:y="8.362cm">
          <draw:image xlink:href="Pictures/100050700000754C00001D2453880805.svg" xlink:type="simple" xlink:show="embed" xlink:actuate="onLoad" draw:mime-type="image/svg+xml">
            <text:p/>
          </draw:image>
          <draw:image xlink:href="Pictures/100000010000046F0000011AF0A4B8EC.png" xlink:type="simple" xlink:show="embed" xlink:actuate="onLoad" draw:mime-type="image/png"/>
        </draw:frame>
        <draw:frame draw:style-name="gr1" draw:text-style-name="P1" draw:layer="layout" svg:width="23.7cm" svg:height="5.888cm" svg:x="3.2cm" svg:y="14.512cm">
          <draw:image xlink:href="Pictures/100050700000754C00001D2453880805.svg" xlink:type="simple" xlink:show="embed" xlink:actuate="onLoad" draw:mime-type="image/svg+xml">
            <text:p/>
          </draw:image>
          <draw:image xlink:href="Pictures/100000010000046F0000011AF0A4B8EC.png" xlink:type="simple" xlink:show="embed" xlink:actuate="onLoad" draw:mime-type="image/png"/>
        </draw:frame>
        <draw:frame draw:style-name="gr1" draw:text-style-name="P1" draw:layer="layout" svg:width="8.092cm" svg:height="22.206cm" draw:transform="rotate (1.5707963267949) translate (1.75cm 29.592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draw:transform="rotate (1.5707963267949) translate (1.75cm 38.092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3" draw:text-style-name="P5" draw:layer="layout" svg:width="18cm" svg:height="0.75cm" svg:x="21cm" svg:y="40cm">
          <draw:text-box>
            <text:p text:style-name="P4">For rules: legrandjeu.net – (c)</text:p>
          </draw:text-box>
        </draw:frame>
      </draw:page>
      <draw:page draw:name="page4" draw:style-name="dp1" draw:master-page-name="Default">
        <draw:frame draw:style-name="gr1" draw:text-style-name="P1" draw:layer="layout" svg:width="8.092cm" svg:height="22.206cm" draw:transform="rotate (1.5707963267949) translate (1.5cm 26.5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draw:transform="rotate (1.5707963267949) translate (1.544cm 35.092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draw:transform="rotate (1.5707963267949) translate (1.25cm 18.092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1" draw:text-style-name="P1" draw:layer="layout" svg:width="8.092cm" svg:height="22.206cm" draw:transform="rotate (1.5707963267949) translate (1.294cm 9.592cm)">
          <draw:image xlink:href="Pictures/10000CF700001F9D000056BF8A10B6C9.svg" xlink:type="simple" xlink:show="embed" xlink:actuate="onLoad" draw:mime-type="image/svg+xml">
            <text:p/>
          </draw:image>
          <draw:image xlink:href="Pictures/1000000100000132000003470314AE38.png" xlink:type="simple" xlink:show="embed" xlink:actuate="onLoad" draw:mime-type="image/png"/>
        </draw:frame>
        <draw:frame draw:style-name="gr3" draw:text-style-name="P5" draw:layer="layout" svg:width="18cm" svg:height="0.75cm" svg:x="21cm" svg:y="40cm">
          <draw:text-box>
            <text:p text:style-name="P4">For rules: legrandjeu.net – (c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0:32:08.711332344</meta:creation-date>
    <meta:editing-cycles>1</meta:editing-cycles>
    <meta:editing-duration>PT22S</meta:editing-duration>
    <dc:publisher>legrandjeu.net</dc:publisher>
    <dc:rights>(c) Federico Bonelli Raffaella Rovida - Cc 4.0 international</dc:rights>
    <dc:subject>game</dc:subject>
    <dc:title>Le Grand Jeu Pieces</dc:title>
    <meta:print-date>2024-11-08T10:53:08.375270384</meta:print-date>
    <meta:printed-by>PDF files</meta:printed-by>
    <dc:date>2024-11-08T10:53:31.232992177</dc:date>
    <meta:document-statistic meta:object-count="19"/>
    <meta:generator>LibreOffice/24.2.2.2$Linux_X86_64 LibreOffice_project/d56cc158d8a96260b836f100ef4b4ef25d6f1a01</meta:generator>
  </office:meta>
</office:document-meta>
</file>